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paragraph-properties fo:orphans="2" fo:widows="2"/>
      <style:text-properties style:font-name="Arial" style:font-name-complex="Arial"/>
    </style:style>
    <style:style style:name="P65" style:family="paragraph" style:parent-style-name="Standard" style:list-style-name="WW8Num3">
      <style:paragraph-properties fo:orphans="2" fo:widows="2"/>
      <style:text-properties style:font-name="Arial" style:font-name-complex="Arial"/>
    </style:style>
    <style:style style:name="P66" style:family="paragraph" style:parent-style-name="Standard" style:list-style-name="WW8Num3">
      <style:text-properties style:font-name="Arial" style:font-name-complex="Arial"/>
    </style:style>
    <style:style style:name="P67" style:family="paragraph" style:parent-style-name="Standard" style:list-style-name="WW8Num5">
      <style:text-properties style:font-name="Arial"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1.11.2019</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820485647228262884"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Koordination von Projekten</text:p>
              </text:list-item>
            </text:list>
            <text:p text:style-name="P5"><text:soft-page-break/></text:p>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2.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
          </table:table-cell>
          <table:table-cell table:style-name="Tabelle52.C1" office:value-type="string">
            <text:p text:style-name="P6">Mit</text:p>
          </table:table-cell>
          <table:table-cell table:style-name="Tabelle52.F1" office:value-type="string">
            <text:p text:style-name="P6"><text:s/>Monate</text:p>
          </table:table-cell>
        </table:table-row>
      </table:table>
      <text:p text:style-name="P16"/>
      <text:list xml:id="list8174924520218731447"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n 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text:soft-page-break/></text:p>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 MongoDB, Docker, Visual Studio Code, Notepad++, Citrix, Chrome DevTools, TypeScript, </text:p>
            <text:p text:style-name="P21">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265168"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text:soft-page-break/>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1254178"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text:soft-page-break/></text:p>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277618"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4808772278048348035"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text:soft-page-break/>Datenbanken</text:p>
          </table:table-cell>
          <table:table-cell table:style-name="Tabelle49.C1" office:value-type="string">
            <text:p text:style-name="P32">Windows, Linux</text:p>
            <text:p text:style-name="P31"><text:soft-page-break/>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255344" text:continue-list="list31277618"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1267187" text:continue-list="list4808772278048348035"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text:soft-page-break/>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1276671" text:continue-list="list31255344" text:style-name="WW8Num7">
        <text:list-item>
          <text:p text:style-name="P73">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1260050" text:continue-list="list31267187"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text:soft-page-break/>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276206" text:continue-list="list31276671"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1274393" text:continue-list="list31260050"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text:soft-page-break/>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text:soft-page-break/>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text:soft-page-break/>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534656872021661106"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text:soft-page-break/>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text:soft-page-break/>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836085534587586970" text:style-name="WW8Num3">
        <text:list-item>
          <text:p text:style-name="P65">Erstellen von Webapplikationen mit Tomcat, JSP, Spring und Hibernate</text:p>
        </text:list-item>
        <text:list-item>
          <text:p text:style-name="P79">HTTP Authentisierung mit Basic und Spring XwsSecurity Methode</text:p>
        </text:list-item>
        <text:list-item>
          <text:p text:style-name="P65">Portierung bzw. Migration des Integration Layers von Oracle auf HSQL Datenbank</text:p>
        </text:list-item>
        <text:list-item>
          <text:p text:style-name="P65">Portierung der Oracle Schemas und Daten nach HSQL Datenbank</text:p>
        </text:list-item>
        <text:list-item>
          <text:p text:style-name="P65">Realisierung eines Standalone Referenz Web Clients als Vorführ Applikation</text:p>
        </text:list-item>
        <text:list-item>
          <text:p text:style-name="P65">Implementierung eines Soap Services mit JAXB zum Upload von Binary Content</text:p>
        </text:list-item>
        <text:list-item>
          <text:p text:style-name="P65">Konfiguration von ant Scripten die unter LINUX und Windows lauffähig sind</text:p>
        </text:list-item>
        <text:list-item>
          <text:p text:style-name="P65">Erweiterung der Soap Kern Komponente mit neuen Features</text:p>
        </text:list-item>
        <text:list-item>
          <text:p text:style-name="P65">Veröffentlichen der Fearures als Webservice</text:p>
        </text:list-item>
        <text:list-item>
          <text:p text:style-name="P65">Portierung der Codehouse XFire WebService Architektur nach Spring WS bzw. Apache CXF Framework</text:p>
        </text:list-item>
        <text:list-item>
          <text:p text:style-name="P65">Mobile Kommunikation über USSD Service Codes und XML-RPC.</text:p>
        </text:list-item>
        <text:list-item>
          <text:p text:style-name="P65"><text:soft-page-break/>XSD Schema Definition für automatische Generierung der Model und Soap Klassen</text:p>
        </text:list-item>
        <text:list-item>
          <text:p text:style-name="P65">MDA UML Transformation nach XSD</text:p>
        </text:list-item>
        <text:list-item>
          <text:p text:style-name="P65">JAXB XML Marshalling bzw. XML Serialization nach Java</text:p>
        </text:list-item>
        <text:list-item>
          <text:p text:style-name="P65">Basic Apache Webserver Konfiguration</text:p>
        </text:list-item>
        <text:list-item>
          <text:p text:style-name="P65">Remote Installation und Deployment auf Kunden Servern</text:p>
        </text:list-item>
        <text:list-item>
          <text:p text:style-name="P65">Erstellen von Spring, maven und ant Konfigurationen</text:p>
        </text:list-item>
        <text:list-item>
          <text:p text:style-name="P65">Fehlerverfolgung mit Jira als Bugtracking System</text:p>
        </text:list-item>
        <text:list-item>
          <text:p text:style-name="P65">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5">Konsequenter Einsatz von JUnit Regressionstests, Standard Technologien und Standard Tools bei der Entwicklung</text:p>
        </text:list-item>
        <text:list-item>
          <text:p text:style-name="P65">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5">Neuentwicklung eines automatisieren Abrechnungssytems für Heil- und Hilfsmittel</text:p>
        </text:list-item>
        <text:list-item>
          <text:p text:style-name="P65">Analyse und Design mit UML 2.1</text:p>
        </text:list-item>
        <text:list-item>
          <text:p text:style-name="P65">Anforderungsanalyse und Klärung der Fachlichkeiten mit der Fachabteilung</text:p>
        </text:list-item>
        <text:list-item>
          <text:p text:style-name="P79">Use Case Beschreibungen mit CASE Tool MagicDraw</text:p>
        </text:list-item>
        <text:list-item>
          <text:p text:style-name="P65">MDA Ansatz für die Persistierung</text:p>
        </text:list-item>
        <text:list-item>
          <text:p text:style-name="P65">Einsatz eines persistenz Frameworks (Marvin) für die Modellierung der DB</text:p>
        </text:list-item>
        <text:list-item>
          <text:p text:style-name="P65">Modellierung von GUI Workflows mit dem CASE Tool MagicDraw</text:p>
        </text:list-item>
        <text:list-item>
          <text:p text:style-name="P65"><text:soft-page-break/>Einsatz eines GUI Workflow Frameworks</text:p>
        </text:list-item>
        <text:list-item>
          <text:p text:style-name="P65">SWING Masken mit GidBagLayout</text:p>
        </text:list-item>
        <text:list-item>
          <text:p text:style-name="P65">Umfangreiche Verwendung von CVS (Taggen, Branchen, Mergen)</text:p>
        </text:list-item>
        <text:list-item>
          <text:p text:style-name="P65">Regelbasierter Ansatz für sich häufig ändernde Anforderungen</text:p>
        </text:list-item>
        <text:list-item>
          <text:p text:style-name="P65">Migration des Projektes auf das Spring Application Framework</text:p>
        </text:list-item>
        <text:list-item>
          <text:p text:style-name="P65">Migration der bestehenden Daten in die Neuen Strukturen über CSV Dateien</text:p>
        </text:list-item>
        <text:list-item>
          <text:p text:style-name="P65">Anpassung der Datenstrukturen für den Datenimport</text:p>
        </text:list-item>
        <text:list-item>
          <text:p text:style-name="P65">Datenimport von ABDA Apotheken Positionsdaten</text:p>
        </text:list-item>
        <text:list-item>
          <text:p text:style-name="P65">Elektronischer Datenaustausch (DTA) mit Kostenträgern</text:p>
        </text:list-item>
        <text:list-item>
          <text:p text:style-name="P65">JUnit-Tests für die Buisnesslogik und die GUI</text:p>
        </text:list-item>
        <text:list-item>
          <text:p text:style-name="P65">Qualität durch mind. 80% JUnit Testabdeckung und CheckStyle Coding Richtlinien</text:p>
        </text:list-item>
        <text:list-item>
          <text:p text:style-name="P65">Wartung und Inbetriebnahme</text:p>
        </text:list-item>
        <text:list-item>
          <text:p text:style-name="P65">Begleitung des Projektes von Anfang bis Ende (Produktiv-Version 1.0)</text:p>
        </text:list-item>
        <text:list-item>
          <text:p text:style-name="P65">Inkrementelles Vorgehen bei Datenbank Änderungen mit Update Scripten</text:p>
        </text:list-item>
        <text:list-item>
          <text:p text:style-name="P65">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5">Webanwendung für den Betrieb eines Online Web Shop’s</text:p>
        </text:list-item>
        <text:list-item>
          <text:p text:style-name="P65">Generischer Web Shop für Jedermann</text:p>
        </text:list-item>
        <text:list-item>
          <text:p text:style-name="P65">Vollkommen frei konfigurierbar mit zahlreichen Einstellungen für jedes Gewerbe</text:p>
        </text:list-item>
        <text:list-item>
          <text:p text:style-name="P65">Einsatz von JSPs, Servlets, J2EE</text:p>
        </text:list-item>
        <text:list-item>
          <text:p text:style-name="P65">Präsentationsschicht mit JSF Technologie, Apache MyFaces/Tomahawk</text:p>
        </text:list-item>
        <text:list-item>
          <text:p text:style-name="P65">Clientseitig wird u. a. AJAX als asynchrone Kommunikation Paradigma verwendet</text:p>
        </text:list-item>
        <text:list-item>
          <text:p text:style-name="P66">Objekt Persistierung mit Hibernate</text:p>
        </text:list-item>
        <text:list-item>
          <text:p text:style-name="P65">Axis Web Service JAX-RPC Schnittstelle für B2B SOAP Aufrufe</text:p>
        </text:list-item>
        <text:list-item>
          <text:p text:style-name="P65">Web Anwendung mit Struts und Tiles</text:p>
        </text:list-item>
        <text:list-item>
          <text:p text:style-name="P65">Apache Commons</text:p>
        </text:list-item>
        <text:list-item>
          <text:p text:style-name="P65"><text:soft-page-break/>Logging mit Log4j</text:p>
        </text:list-item>
        <text:list-item>
          <text:p text:style-name="P79">JavaScript und Cascading Stylesheets (CSS)</text:p>
        </text:list-item>
        <text:list-item>
          <text:p text:style-name="P65">Planung, Wartung und Betrieb einer MySQL Datenbank</text:p>
        </text:list-item>
        <text:list-item>
          <text:p text:style-name="P65">Design und Analyse mit UML</text:p>
        </text:list-item>
        <text:list-item>
          <text:p text:style-name="P65">XML für Konfigurationsdateien</text:p>
        </text:list-item>
        <text:list-item>
          <text:p text:style-name="P65">Mehrsprachigkeit für internationalen Einsatz</text:p>
        </text:list-item>
        <text:list-item>
          <text:p text:style-name="P65">HTML, XHTML und Flash als Präsentationstechnik</text:p>
        </text:list-item>
        <text:list-item>
          <text:p text:style-name="P65">Last- und Funktionstests mit JMeter und JUnit</text:p>
        </text:list-item>
        <text:list-item>
          <text:p text:style-name="P65">XSLT und XSL-FO für PDF Generierung geplant</text:p>
        </text:list-item>
        <text:list-item>
          <text:p text:style-name="P65">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5">J2EE</text:p>
        </text:list-item>
        <text:list-item>
          <text:p text:style-name="P65">EJB, JSP, Servlets</text:p>
        </text:list-item>
        <text:list-item>
          <text:p text:style-name="P65">Web Anwendungen</text:p>
        </text:list-item>
        <text:list-item>
          <text:p text:style-name="P65">Java, SWING</text:p>
        </text:list-item>
        <text:list-item>
          <text:p text:style-name="P65">Verschiedene Application Server</text:p>
        </text:list-item>
        <text:list-item>
          <text:p text:style-name="P65">EAI Integration mit verschiedenen J2EE Schnittstellen</text:p>
        </text:list-item>
        <text:list-item>
          <text:p text:style-name="P65">Message Queue Anbindung über JMS API</text:p>
        </text:list-item>
        <text:list-item>
          <text:p text:style-name="P65">Webservices und SOAP</text:p>
        </text:list-item>
        <text:list-item>
          <text:p text:style-name="P65">JAX-RPC</text:p>
        </text:list-item>
        <text:list-item>
          <text:p text:style-name="P65">JavaScript</text:p>
        </text:list-item>
        <text:list-item>
          <text:p text:style-name="P65">Design und Analyse mit UML</text:p>
        </text:list-item>
        <text:list-item>
          <text:p text:style-name="P65">J2EE und GoF Design Pattern</text:p>
        </text:list-item>
        <text:list-item>
          <text:p text:style-name="P65">UML für Embedded Systeme</text:p>
        </text:list-item>
        <text:list-item>
          <text:p text:style-name="P65">OOAD, objektorientierte Techniken</text:p>
        </text:list-item>
        <text:list-item>
          <text:p text:style-name="P65">XML und XSLT</text:p>
        </text:list-item>
        <text:list-item>
          <text:p text:style-name="P65">Xalan und Xerces Parser Ereignissteuerungen</text:p>
        </text:list-item>
        <text:list-item>
          <text:p text:style-name="P65">Verbereitungsworkshop auf sämtliche Java Zertifizierungen.</text:p>
        </text:list-item>
        <text:list-item>
          <text:p text:style-name="P65">Erstellung von Unterlagen</text:p>
        </text:list-item>
        <text:list-item>
          <text:p text:style-name="P65"><text:soft-page-break/>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5">Refactoring, Reengeneeing von bestehenden JNI Schnittstellen.</text:p>
        </text:list-item>
        <text:list-item>
          <text:p text:style-name="P65">Java Native Interface (JNI)</text:p>
        </text:list-item>
        <text:list-item>
          <text:p text:style-name="P65">Realisierung mit Java und C++.</text:p>
        </text:list-item>
        <text:list-item>
          <text:p text:style-name="P65">Analyse und Design der vorhandenen Schnittstellen.</text:p>
        </text:list-item>
        <text:list-item>
          <text:p text:style-name="P65">Umgestalten der synchronen Schnittstellen in asynchrone.</text:p>
        </text:list-item>
        <text:list-item>
          <text:p text:style-name="P65">Entwurf des asynchronen Kommunikationsmodells.</text:p>
        </text:list-item>
        <text:list-item>
          <text:p text:style-name="P65">Einsatz von Design-Pattern.</text:p>
        </text:list-item>
        <text:list-item>
          <text:p text:style-name="P65">J2EE Integration von JBoss mit MS Office</text:p>
        </text:list-item>
        <text:list-item>
          <text:p text:style-name="P65">JNI API für verteilte Objekte in C++ realisiert.</text:p>
        </text:list-item>
        <text:list-item>
          <text:p text:style-name="P65">Dokumentation der Ergebnisse.</text:p>
        </text:list-item>
        <text:list-item>
          <text:p text:style-name="P65">Beratung der Projektleitung.</text:p>
        </text:list-item>
        <text:list-item>
          <text:p text:style-name="P65">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5">Diverse, kurze (meist 1-5 Wochen) Beratungen und Trainings</text:p>
        </text:list-item>
        <text:list-item>
          <text:p text:style-name="P65">Design und Analyse mit UML</text:p>
        </text:list-item>
        <text:list-item>
          <text:p text:style-name="P65">UML für Embedded Systeme</text:p>
        </text:list-item>
        <text:list-item>
          <text:p text:style-name="P65">Java, SWING</text:p>
        </text:list-item>
        <text:list-item>
          <text:p text:style-name="P65">EJB, JSP, Servlets</text:p>
        </text:list-item>
        <text:list-item>
          <text:p text:style-name="P65">SQL</text:p>
        </text:list-item>
        <text:list-item>
          <text:p text:style-name="P65">XML und XSLT</text:p>
        </text:list-item>
        <text:list-item>
          <text:p text:style-name="P65">Web Anwendungen und E-Commerce</text:p>
        </text:list-item>
        <text:list-item>
          <text:p text:style-name="P65">J2EE</text:p>
        </text:list-item>
        <text:list-item>
          <text:p text:style-name="P65">Verbereitungsworkshop auf sämtliche Java Zertifizierungen.</text:p>
        </text:list-item>
        <text:list-item>
          <text:p text:style-name="P65">Microsoft MCSD Kurse.</text:p>
        </text:list-item>
        <text:list-item>
          <text:p text:style-name="P65">Verteilte Anwendungen.</text:p>
        </text:list-item>
        <text:list-item>
          <text:p text:style-name="P65">SQL</text:p>
        </text:list-item>
        <text:list-item>
          <text:p text:style-name="P65">C#</text:p>
        </text:list-item>
        <text:list-item>
          <text:p text:style-name="P65">C++</text:p>
        </text:list-item>
        <text:list-item>
          <text:p text:style-name="P65">Erstellung von Unterlagen.</text:p>
        </text:list-item>
        <text:list-item>
          <text:p text:style-name="P65">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5">Analyse und Design mit UML und Rational Rose.</text:p>
        </text:list-item>
        <text:list-item>
          <text:p text:style-name="P65">Refactoring, Reengeneeing von UML Modellen, Realisierung mit Java und C++.</text:p>
        </text:list-item>
      </text:list>
      <text:list xml:id="list5062517323402864444" text:style-name="WW8Num5">
        <text:list-item>
          <text:p text:style-name="P67">Generische Modellierung nach Rational Unified Process (RUP)</text:p>
        </text:list-item>
        <text:list-item>
          <text:p text:style-name="P67">Erstellen von Architektur Artefakten.</text:p>
        </text:list-item>
      </text:list>
      <text:list xml:id="list32783309" text:style-name="WW8Num3">
        <text:list-item>
          <text:p text:style-name="P65">JavaBeans und serverseitige Enterprise JavaBeans Entwicklung.</text:p>
        </text:list-item>
        <text:list-item>
          <text:p text:style-name="P65">XML Dokumente mit Schema Spezifikation.</text:p>
        </text:list-item>
        <text:list-item>
          <text:p text:style-name="P65">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5">JNI API für verteilte Objekte in C++ realisiert.</text:p>
        </text:list-item>
        <text:list-item>
          <text:p text:style-name="P65">Verschlüsselung mit Legacy Systemen und PKI.</text:p>
        </text:list-item>
        <text:list-item>
          <text:p text:style-name="P65">Webserver IPlanet und IIS Konfiguration und Administration.</text:p>
        </text:list-item>
        <text:list-item>
          <text:p text:style-name="P65">Komplexe SQL-Abfrage Query’s.</text:p>
        </text:list-item>
        <text:list-item>
          <text:p text:style-name="P65">Performante PL/SQL-Prozeduren.</text:p>
        </text:list-item>
        <text:list-item>
          <text:p text:style-name="P65">SWIFT SIPN und InterActBrowse Anbindung.</text:p>
        </text:list-item>
        <text:list-item>
          <text:p text:style-name="P65">SWIFT Webstation Betrieb und Konfiguration.</text:p>
        </text:list-item>
        <text:list-item>
          <text:p text:style-name="P65">Administration der ORACLE Datenbank.</text:p>
        </text:list-item>
        <text:list-item>
          <text:p text:style-name="P65">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5">Administration der Wertpapiertransaktionen.</text:p>
        </text:list-item>
        <text:list-item>
          <text:p text:style-name="P65">Erstellung von ORACLE Datenbankprozeduren.</text:p>
        </text:list-item>
        <text:list-item>
          <text:p text:style-name="P65">Koordination von Projekten.</text:p>
        </text:list-item>
        <text:list-item>
          <text:p text:style-name="P65">Wertpapierverfolgung: Ordereingang, Weiterleitung an Börsen und Protokollierung in ORACLE Datenbanken.</text:p>
        </text:list-item>
        <text:list-item>
          <text:p text:style-name="P65">Erstellung automatisierter Abläufe zur Neuanlage von Kunden verschiedener Mandanten.</text:p>
        </text:list-item>
        <text:list-item>
          <text:p text:style-name="P65">Implementierung und Koordination der Erträgnisaufstellung/Jahressteuerbescheid.</text:p>
        </text:list-item>
        <text:list-item>
          <text:p text:style-name="P65">Objektorientierte Schnittstellenprogrammierung zu BossCube und Xetra.</text:p>
        </text:list-item>
        <text:list-item>
          <text:p text:style-name="P65">Schnittstellenprogrammierung zwischen UNIX und AS400.</text:p>
        </text:list-item>
        <text:list-item>
          <text:p text:style-name="P65">Objektorientierte Programmierung von Wertpapier-Erfassungsmasken.</text:p>
        </text:list-item>
        <text:list-item>
          <text:p text:style-name="P70"><text:soft-page-break/>Komplexe SQL-Abfrage Query‘s.</text:p>
        </text:list-item>
        <text:list-item>
          <text:p text:style-name="P65">Performante PL/SQL-Prozeduren.</text:p>
        </text:list-item>
        <text:list-item>
          <text:p text:style-name="P65">Pflege von Windows Programmen für Broker-Controlling.</text:p>
        </text:list-item>
        <text:list-item>
          <text:p text:style-name="P65">Pflege des Kundenstammes der Mandanten.</text:p>
        </text:list-item>
        <text:list-item>
          <text:p text:style-name="P65">Betreuung von Neuemmisionen.</text:p>
        </text:list-item>
        <text:list-item>
          <text:p text:style-name="P65">Verfolgung des Tagesgeschäftes.</text:p>
        </text:list-item>
        <text:list-item>
          <text:p text:style-name="P65">Jahr 2000 Umstellung der vorhandenen Applikationen.</text:p>
        </text:list-item>
        <text:list-item>
          <text:p text:style-name="P65">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5">Internet Applet und Server für eine Bausparkasse.</text:p>
        </text:list-item>
        <text:list-item>
          <text:p text:style-name="P65">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5">Middleware und IDL Programmierung.</text:p>
        </text:list-item>
        <text:list-item>
          <text:p text:style-name="P65">Tests mit diversen Internet-Browsern, Versionen und Plattformen.</text:p>
        </text:list-item>
        <text:list-item>
          <text:p text:style-name="P65">Beratungsmodul für Außendienstmitarbeiter.</text:p>
        </text:list-item>
        <text:list-item>
          <text:p text:style-name="P65">Bauspar-Rechenkern und Oberflächen.</text:p>
        </text:list-item>
        <text:list-item>
          <text:p text:style-name="P65">Teamprogrammierung (Sourceverwaltung).</text:p>
        </text:list-item>
        <text:list-item>
          <text:p text:style-name="P65">Datenbankverwaltung, Zugriff auf ISAM Datenbanken.</text:p>
        </text:list-item>
        <text:list-item>
          <text:p text:style-name="P65">SQL Datenbank Abfragesprache.</text:p>
        </text:list-item>
        <text:list-item>
          <text:p text:style-name="P65">Entwicklung von objektorientierten GUI Benutzer Interfaces.</text:p>
        </text:list-item>
        <text:list-item>
          <text:p text:style-name="P65">Druck über DDE Schnittstelle (Reportdesigner).</text:p>
        </text:list-item>
        <text:list-item>
          <text:p text:style-name="P65">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oft-page-break/><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5">Spezifikation der Softwareanforderungen.</text:p>
        </text:list-item>
        <text:list-item>
          <text:p text:style-name="P65">Pflege- und Wartungstools für Access Datenbank.</text:p>
        </text:list-item>
        <text:list-item>
          <text:p text:style-name="P65">Entwicklung von GUI Benutzer Interfaces.</text:p>
        </text:list-item>
        <text:list-item>
          <text:p text:style-name="P65">Datenbankenverwaltung über ODBC und RDO.</text:p>
        </text:list-item>
        <text:list-item>
          <text:p text:style-name="P65">MS DAO Schnittstelle mit JetEngine.</text:p>
        </text:list-item>
        <text:list-item>
          <text:p text:style-name="P65">SQL Abfragesprache.</text:p>
        </text:list-item>
        <text:list-item>
          <text:p text:style-name="P65">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254183" text:continue-numbering="true" text:style-name="WW8Num3">
        <text:list-item>
          <text:p text:style-name="P65">Planung und Aufbau eines Windows Netzwerkes (5 Rechner).</text:p>
        </text:list-item>
        <text:list-item>
          <text:p text:style-name="P65">Vernetzung mit NetBUI Protokoll und Ethernet 10 MBit.</text:p>
        </text:list-item>
        <text:list-item>
          <text:p text:style-name="P65">Einsatz von Netzwerkhub.</text:p>
        </text:list-item>
        <text:list-item>
          <text:p text:style-name="P65">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262017" text:continue-numbering="true" text:style-name="WW8Num3">
        <text:list-item>
          <text:p text:style-name="P65">Spezifikationen der Softwareanforderungen.</text:p>
        </text:list-item>
        <text:list-item>
          <text:p text:style-name="P65">Kundenbesuche und Abklärung.</text:p>
        </text:list-item>
        <text:list-item>
          <text:p text:style-name="P65"><text:soft-page-break/>Entwicklung von diversen GUI Benutzer Interfaces.</text:p>
        </text:list-item>
        <text:list-item>
          <text:p text:style-name="P65">Lesen und protokollieren von Messwerten aus und in Datenbanken.</text:p>
        </text:list-item>
        <text:list-item>
          <text:p text:style-name="P65">Serielle Kommunikation.</text:p>
        </text:list-item>
        <text:list-item>
          <text:p text:style-name="P65">SPS Anbindungen von Maschinen an Prozessstraßen.</text:p>
        </text:list-item>
        <text:list-item>
          <text:p text:style-name="P65">Vernetzung von mehreren Produktionsrechnern mit NT 4.0 Server.</text:p>
        </text:list-item>
        <text:list-item>
          <text:p text:style-name="P65">Anbindungen von Windows NT Rechnern an UNIX-Leitrechner über FTP Protokoll.</text:p>
        </text:list-item>
        <text:list-item>
          <text:p text:style-name="P65">Administration von Windows NT.</text:p>
        </text:list-item>
        <text:list-item>
          <text:p text:style-name="P65">Dokumentationen.</text:p>
        </text:list-item>
        <text:list-item>
          <text:p text:style-name="P65">Installationen.</text:p>
        </text:list-item>
        <text:list-item>
          <text:p text:style-name="P65">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278809" text:continue-numbering="true" text:style-name="WW8Num3">
        <text:list-item>
          <text:p text:style-name="P65">Arbeiten in einem Softwareteam (5 Mitarbeiter).</text:p>
        </text:list-item>
        <text:list-item>
          <text:p text:style-name="P65">Verwendung von SourceSafe.</text:p>
        </text:list-item>
        <text:list-item>
          <text:p text:style-name="P65">Umfangreiche Nutzung der Windows API.</text:p>
        </text:list-item>
        <text:list-item>
          <text:p text:style-name="P65">Entwurf und Entwicklung von Dialogen.</text:p>
        </text:list-item>
        <text:list-item>
          <text:p text:style-name="P65">Serielle Kommunikation zum Messgerät.</text:p>
        </text:list-item>
        <text:list-item>
          <text:p text:style-name="P65">Ausgabe der Daten auf Drucker.</text:p>
        </text:list-item>
        <text:list-item>
          <text:p text:style-name="P65">Protokollierung in Datenbank.</text:p>
        </text:list-item>
        <text:list-item>
          <text:p text:style-name="P65">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282196" text:continue-numbering="true" text:style-name="WW8Num3">
        <text:list-item>
          <text:p text:style-name="P65">Analyse der Problemstellung in enger Zusammenarbeit mit den Anwendern.</text:p>
        </text:list-item>
        <text:list-item>
          <text:p text:style-name="P65">Erstellung eines Pflichtenheftes.</text:p>
        </text:list-item>
        <text:list-item>
          <text:p text:style-name="P65">Entwicklung von Entwicklung von GUI-Modulen.</text:p>
        </text:list-item>
        <text:list-item>
          <text:p text:style-name="P65">Verwendung einer objektorientierten Datenbank</text:p>
        </text:list-item>
        <text:list-item>
          <text:p text:style-name="P65">Entwicklung der Client/Server Applikation.</text:p>
        </text:list-item>
        <text:list-item>
          <text:p text:style-name="P65"><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258579" text:continue-numbering="true" text:style-name="WW8Num3">
        <text:list-item>
          <text:p text:style-name="P65">Entwicklung von menügeführten Benutzeroberflächen in ”C".</text:p>
        </text:list-item>
        <text:list-item>
          <text:p text:style-name="P65">Schnittstellen-Konvertierung in diverse Formate (z.B.HPGL).</text:p>
        </text:list-item>
        <text:list-item>
          <text:p text:style-name="P65">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1-11T11:06:26.53</dc:date>
    <meta:print-date>2003-11-15T09:06:00Z</meta:print-date>
    <meta:editing-cycles>144</meta:editing-cycles>
    <meta:editing-duration>PT5H28M47S</meta:editing-duration>
    <meta:document-statistic meta:table-count="53" meta:image-count="1" meta:object-count="0" meta:page-count="25" meta:paragraph-count="1218" meta:word-count="6581" meta:character-count="47554"/>
    <meta:template xlink:type="simple" xlink:actuate="onRequest" xlink:title="" xlink:href="Normal.dotm"/>
  </office:meta>
</office:document-meta>
</file>